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6.179cm"/>
    </style:style>
    <style:style style:name="co3" style:family="table-column">
      <style:table-column-properties fo:break-before="auto" style:column-width="2.711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0.813cm"/>
    </style:style>
    <style:style style:name="co6" style:family="table-column">
      <style:table-column-properties fo:break-before="auto" style:column-width="1.706cm"/>
    </style:style>
    <style:style style:name="ro1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fo:background-color="#81d41a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none" fo:background-color="#ffffa6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ffffa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fo:background-color="#ffffa6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5" table:default-cell-style-name="ce4"/>
        <table:table-column table:style-name="co5" table:default-cell-style-name="ce3"/>
        <table:table-column table:style-name="co5" table:number-columns-repeated="12" table:default-cell-style-name="ce1"/>
        <table:table-column table:style-name="co5" table:default-cell-style-name="ce4"/>
        <table:table-column table:style-name="co6" table:default-cell-style-name="Default"/>
        <table:table-column table:style-name="co4" table:number-columns-repeated="236" table:default-cell-style-name="ce1"/>
        <table:table-column table:style-name="co4" table:number-columns-repeated="767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\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SUM([.G2:.T2])=5;1;&quot;&quot;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SUM([.G3:.T3])=5;1;&quot;&quot;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; 2</text:p>
          </table:table-cell>
          <table:table-cell/>
          <table:table-cell table:formula="of:=IF(SUM([.G4:.T4])=5;1;&quot;&quot;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SUM([.G5:.T5])=5;1;&quot;&quot;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SUM([.G6:.T6])=5;1;&quot;&quot;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SUM([.G7:.T7])=5;1;&quot;&quot;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; 6</text:p>
          </table:table-cell>
          <table:table-cell/>
          <table:table-cell table:formula="of:=IF(SUM([.G8:.T8])=5;1;&quot;&quot;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SUM([.G9:.T9])=5;1;&quot;&quot;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SUM([.G10:.T10])=5;1;&quot;&quot;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SUM([.G11:.T11])=5;1;&quot;&quot;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SUM([.G12:.T12])=5;1;&quot;&quot;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SUM([.G13:.T13])=5;1;&quot;&quot;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SUM([.G14:.T14])=5;1;&quot;&quot;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SUM([.G15:.T15])=5;1;&quot;&quot;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6:.T16])=5;1;&quot;&quot;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7:.T17])=5;1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2" table:formula="of:=SUM([.E2:.E65])" office:value-type="float" office:value="15" calcext:value-type="float">
            <text:p>15</text:p>
          </table:table-cell>
          <table:table-cell table:number-columns-repeated="2"/>
          <table:table-cell table:formula="of:=IF(SUM([.G18:.T18])=5;1;&quot;&quot;)">
            <text:p/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19:.T19])=5;1;&quot;&quot;)">
            <text:p/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0:.T20])=5;1;&quot;&quot;)">
            <text:p/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1:.T21])=5;1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2:.T22])=5;1;&quot;&quot;)">
            <text:p/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formula="of:=IF(SUM([.G23:.T23])=5;1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4:.T24])=5;1;&quot;&quot;)">
            <text:p/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formula="of:=IF(SUM([.G25:.T25])=5;1;&quot;&quot;)">
            <text:p/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IF(SUM([.G26:.T26])=5;1;&quot;&quot;)">
            <text:p/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IF(SUM([.G27:.T27])=5;1;&quot;&quot;)">
            <text:p/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IF(SUM([.G28:.T28])=5;1;&quot;&quot;)">
            <text:p/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IF(SUM([.G29:.T29])=5;1;&quot;&quot;)">
            <text:p/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IF(SUM([.G30:.T30])=5;1;&quot;&quot;)">
            <text:p/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style-name="ce6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IF(SUM([.G31:.T31])=5;1;&quot;&quot;)">
            <text:p/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IF(SUM([.G32:.T32])=5;1;&quot;&quot;)">
            <text:p/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IF(SUM([.G33:.T33])=5;1;&quot;&quot;)">
            <text:p/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IF(SUM([.G34:.T34])=5;1;&quot;&quot;)">
            <text:p/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IF(SUM([.G35:.T35])=5;1;&quot;&quot;)">
            <text:p/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IF(SUM([.G36:.T36])=5;1;&quot;&quot;)">
            <text:p/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IF(SUM([.G37:.T37])=5;1;&quot;&quot;)">
            <text:p/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IF(SUM([.G38:.T38])=5;1;&quot;&quot;)">
            <text:p/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IF(SUM([.G39:.T39])=5;1;&quot;&quot;)">
            <text:p/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IF(SUM([.G40:.T40])=5;1;&quot;&quot;)">
            <text:p/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IF(SUM([.G41:.T41])=5;1;&quot;&quot;)">
            <text:p/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IF(SUM([.G42:.T42])=5;1;&quot;&quot;)">
            <text:p/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IF(SUM([.G43:.T43])=5;1;&quot;&quot;)">
            <text:p/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IF(SUM([.G44:.T44])=5;1;&quot;&quot;)">
            <text:p/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IF(SUM([.G45:.T45])=5;1;&quot;&quot;)">
            <text:p/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IF(SUM([.G46:.T46])=5;1;&quot;&quot;)">
            <text:p/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IF(SUM([.G47:.T47])=5;1;&quot;&quot;)">
            <text:p/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IF(SUM([.G48:.T48])=5;1;&quot;&quot;)">
            <text:p/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IF(SUM([.G49:.T49])=5;1;&quot;&quot;)">
            <text:p/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IF(SUM([.G50:.T50])=5;1;&quot;&quot;)">
            <text:p/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IF(SUM([.G51:.T51])=5;1;&quot;&quot;)">
            <text:p/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IF(SUM([.G52:.T52])=5;1;&quot;&quot;)">
            <text:p/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IF(SUM([.G53:.T53])=5;1;&quot;&quot;)">
            <text:p/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IF(SUM([.G54:.T54])=5;1;&quot;&quot;)">
            <text:p/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IF(SUM([.G55:.T55])=5;1;&quot;&quot;)">
            <text:p/>
          </table:table-cell>
          <table:table-cell office:value-type="float" office:value="54" calcext:value-type="float">
            <text:p>54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IF(SUM([.G56:.T56])=5;1;&quot;&quot;)">
            <text:p/>
          </table:table-cell>
          <table:table-cell office:value-type="float" office:value="55" calcext:value-type="float">
            <text:p>55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IF(SUM([.G57:.T57])=5;1;&quot;&quot;)">
            <text:p/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IF(SUM([.G58:.T58])=5;1;&quot;&quot;)">
            <text:p/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IF(SUM([.G59:.T59])=5;1;&quot;&quot;)">
            <text:p/>
          </table:table-cell>
          <table:table-cell office:value-type="float" office:value="58" calcext:value-type="float">
            <text:p>58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IF(SUM([.G60:.T60])=5;1;&quot;&quot;)">
            <text:p/>
          </table:table-cell>
          <table:table-cell office:value-type="float" office:value="59" calcext:value-type="float">
            <text:p>59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IF(SUM([.G61:.T61])=5;1;&quot;&quot;)">
            <text:p/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IF(SUM([.G62:.T62])=5;1;&quot;&quot;)">
            <text:p/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IF(SUM([.G63:.T63])=5;1;&quot;&quot;)">
            <text:p/>
          </table:table-cell>
          <table:table-cell office:value-type="float" office:value="62" calcext:value-type="float">
            <text:p>62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IF(SUM([.G64:.T64])=5;1;&quot;&quot;)">
            <text:p/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IF(SUM([.G65:.T65])=5;1;&quot;&quot;)">
            <text:p/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р.</number:text>
    </number:number-style>
    <number:number-style style:name="N107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р.</number:text>
    </number:number-style>
    <number:number-style style:name="N109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15P2" style:volatile="true">
      <number:text> </number:text>
      <number:fill-character> </number:fill-character>
      <number:text>-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р. </number:text>
    </number:number-style>
    <number:number-style style:name="N116P2" style:volatile="true">
      <number:text> </number:text>
      <number:fill-character> </number:fill-character>
      <number:text>- 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dc:description/>
    <meta:initial-creator>HP</meta:initial-creator>
    <meta:creation-date>2022-07-26T09:42:39</meta:creation-date>
    <dc:date>2024-01-17T11:32:04.331000000</dc:date>
    <meta:editing-cycles>2</meta:editing-cycles>
    <meta:editing-duration>PT6M59S</meta:editing-duration>
    <meta:document-statistic meta:table-count="1" meta:cell-count="335" meta:object-count="0"/>
    <meta:generator>LibreOffice/7.0.5.2$Windows_X86_64 LibreOffice_project/64390860c6cd0aca4beafafcfd84613dd9dfb63a</meta:generator>
    <meta:template xlink:type="simple" xlink:actuate="onRequest" xlink:title="" xlink:href=""/>
  </office:meta>
</office:document-meta>
</file>